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104a" officeooo:paragraph-rsid="0017104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3 </text:p>
      <text:p text:style-name="P1">Zad 1 </text:p>
      <text:p text:style-name="P1">A.</text:p>
      <text:p text:style-name="P1">Zad 2 </text:p>
      <text:p text:style-name="P1">C.</text:p>
      <text:p text:style-name="P1">Zad 3 </text:p>
      <text:p text:style-name="P1">B.</text:p>
      <text:p text:style-name="P1">Zad 4 </text:p>
      <text:p text:style-name="P1">B.</text:p>
      <text:p text:style-name="P1">Zad 5 </text:p>
      <text:p text:style-name="P1">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7:26:38.655000000</meta:creation-date>
    <dc:date>2023-11-22T17:32:18.531000000</dc:date>
    <meta:editing-duration>PT5M40S</meta:editing-duration>
    <meta:editing-cycles>1</meta:editing-cycles>
    <meta:document-statistic meta:table-count="0" meta:image-count="0" meta:object-count="0" meta:page-count="1" meta:paragraph-count="11" meta:word-count="17" meta:character-count="46" meta:non-whitespace-character-count="34"/>
    <meta:generator>LibreOffice/7.6.2.1$Windows_X86_64 LibreOffice_project/56f7684011345957bbf33a7ee678afaf4d2ba333</meta:generator>
  </office:meta>
</office:document-meta>
</file>